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170" officeooo:paragraph-rsid="001ec170"/>
    </style:style>
    <style:style style:name="P2" style:family="paragraph" style:parent-style-name="Standard">
      <style:text-properties officeooo:rsid="001f3cce" officeooo:paragraph-rsid="001f3cce"/>
    </style:style>
    <style:style style:name="P3" style:family="paragraph" style:parent-style-name="Standard">
      <style:text-properties officeooo:rsid="00213483" officeooo:paragraph-rsid="00213483"/>
    </style:style>
    <style:style style:name="P4" style:family="paragraph" style:parent-style-name="Standard">
      <style:text-properties officeooo:rsid="002331da" officeooo:paragraph-rsid="002331da"/>
    </style:style>
    <style:style style:name="P5" style:family="paragraph" style:parent-style-name="Standard">
      <style:text-properties officeooo:rsid="00251673" officeooo:paragraph-rsid="00251673"/>
    </style:style>
    <style:style style:name="P6" style:family="paragraph" style:parent-style-name="Standard">
      <style:text-properties officeooo:rsid="0025c859" officeooo:paragraph-rsid="0025c859"/>
    </style:style>
    <style:style style:name="P7" style:family="paragraph" style:parent-style-name="Standard">
      <style:text-properties officeooo:rsid="00262ff5" officeooo:paragraph-rsid="00262ff5"/>
    </style:style>
    <style:style style:name="T1" style:family="text">
      <style:text-properties officeooo:rsid="001f3cce"/>
    </style:style>
    <style:style style:name="T2" style:family="text">
      <style:text-properties officeooo:rsid="002331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he missing state is red=on, yellow = off and green = on. The state repeated is red = off, yellow = off and green = o<text:span text:style-name="T1">n. </text:span></text:p>
      <text:p text:style-name="P1"/>
      <text:p text:style-name="P2">2. I predict three print statements. Red Lights is on, yellow light is off, green light is off.</text:p>
      <text:p text:style-name="P2"/>
      <text:p text:style-name="P3">9. string</text:p>
      <text:p text:style-name="P3"/>
      <text:p text:style-name="P3">1<text:span text:style-name="T2">3. 8</text:span></text:p>
      <text:p text:style-name="P3"/>
      <text:p text:style-name="P4">15. Indentation Error: unindent does not match any outer indentation level</text:p>
      <text:p text:style-name="P4"/>
      <text:p text:style-name="P4">16. IndentationError: unindent does not match any outer indentation level</text:p>
      <text:p text:style-name="P4"/>
      <text:p text:style-name="P5">18. Red Light on? True</text:p>
      <text:p text:style-name="P5">Yellow Light on? False</text:p>
      <text:p text:style-name="P5">Green Light on? False</text:p>
      <text:p text:style-name="P5"/>
      <text:p text:style-name="P6">19. &lt;class 'int'&gt;</text:p>
      <text:p text:style-name="P6">&lt;class 'float'&gt;</text:p>
      <text:p text:style-name="P6">&lt;class 'complex'&gt;</text:p>
      <text:p text:style-name="P6"/>
      <text:p text:style-name="P6">20.&lt;class 'int'&gt;</text:p>
      <text:p text:style-name="P6">&lt;class 'int'&gt;</text:p>
      <text:p text:style-name="P6">&lt;class 'int'&gt;</text:p>
      <text:p text:style-name="P6"/>
      <text:p text:style-name="P7">21. e</text:p>
      <text:p text:style-name="P7"/>
      <text:p text:style-name="P7">22. Beaut</text:p>
      <text:p text:style-name="P7"/>
      <text:p text:style-name="P7">23. f</text:p>
      <text:p text:style-name="P7">ful</text:p>
      <text:p text:style-name="P7"/>
      <text:p text:style-name="P7">ti</text:p>
      <text:p text:style-name="P7"/>
      <text:p text:style-name="P7">24. Today is Beautifu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4:51:28.292456375</meta:creation-date>
    <dc:date>2021-10-08T19:32:10.495543310</dc:date>
    <meta:editing-duration>PT20M2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08" meta:character-count="581" meta:non-whitespace-character-count="493"/>
  </office:meta>
</office:document-meta>
</file>